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d267" officeooo:paragraph-rsid="0016d267" style:font-weight-asian="bold" style:font-weight-complex="bold"/>
    </style:style>
    <style:style style:name="P2" style:family="paragraph" style:parent-style-name="Standard">
      <style:text-properties fo:font-weight="bold" officeooo:rsid="00170a65" officeooo:paragraph-rsid="00170a6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0a6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-1. Write an SQL query to print the FIRST_NAME from Worker table after replacing ‘a’</text:p>
      <text:p text:style-name="Standard">with ‘A’.</text:p>
      <text:p text:style-name="P1">Ans: <text:s/><text:span text:style-name="T1">SELECT REPLACE(first_name,’a’,’A’) from worker;</text:span></text:p>
      <text:p text:style-name="P1"><text:span text:style-name="T1"/></text:p>
      <text:p text:style-name="Standard">Q-2. Write an SQL query to print all Worker details from the Worker table order by</text:p>
      <text:p text:style-name="Standard">FIRST_NAME Ascending and DEPARTMENT Descending.</text:p>
      <text:p text:style-name="P1">Ans: <text:span text:style-name="T2">SELECT * FROM (SELECT * FROM worker ORDER BY department DESC) ORDER BY first_name ASC;</text:span></text:p>
      <text:p text:style-name="Standard">Q-3. Write an SQL query to fetch the names of workers who earn the highest salary.</text:p>
      <text:p text:style-name="P2">Ans: <text:span text:style-name="T1">SELECT first_name, MAX(salaries) FROM WORKER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20:11:30.548000000</meta:creation-date>
    <dc:date>2022-08-11T20:28:51.198000000</dc:date>
    <meta:editing-duration>PT7M11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8" meta:word-count="81" meta:character-count="499" meta:non-whitespace-character-count="425"/>
  </office:meta>
</office:document-meta>
</file>